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13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4 Kommentare 174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1</text:p>
          </table:table-cell>
          <table:table-cell table:number-columns-repeated="6"/>
        </table:table-row>
        <table:table-row table:style-name="ro1">
          <table:table-cell table:formula="of:=SUM([.A67:.A100000])" office:value-type="float" office:value="11" calcext:value-type="float">
            <text:p>1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237315953301735&amp;set=a.157035431329798&amp;type=3&amp;eid=ARBrartvltTA7S_ENORC…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4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6.11.21, 03:13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ff Gord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z will die Pflichtimpfung, steht 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 Uploads · 27.08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4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chaf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://www.initiative.cc/Artikel/2009_05_05_spanische_grippe.ht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anische Grippe 1918 - War diese e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tive.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Zemans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für ein hirnloser Schwachsinn. Und manche glauben das auch noch. Mit diesen blö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nachrichten macht man die Menschen verrückt .... Zu dieser Zeit gab es keine Impfun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 Ende der 40er Jahre wurde der erste Impfstoff gegen Influenza entwickelt. Leute die so et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ten sind einfach nur dumm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C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Zemansky geimpft wurde schon viel früher und mit ganz anderen Mitteln aber ok wir tu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 so als 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we Zemans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Cat Influenza erst in den 40e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237315953301735&amp;set=a.157035431329798&amp;type=3&amp;eid=ARBrartvltTA7S_ENORC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iver Mulz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Bullshit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öscht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den Beitrag gemeldet, hoffe er wird bald wegen Falschinformation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K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kann man das irgendwo nachlesen über die IMPFTOTEN ich muss überzeug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Ass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Schwachsinn, und ich bin kein impffreund..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imikama.at/aktuelles/impfung-spanische-gripp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gegen Spanische Grippe tötete 50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Fo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 !!!!! Glaubt bitte nicht alles ungeprüft !!!!! Erst ab 1945 wurden Impfstoffe gegen Influenz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wickelt ! https://www.mimikama.at/aktuelles/impfung-spanische-gripp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gegen Spanische Grippe tötete 50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ikama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o Tschoj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schnell eigentlich eine wirksame Impfung entwickelt wurde aber gegen Krebs finden wir nicht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och seltsam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a Ohwoso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völlig unsinnig und hat mit Information nichts zu tu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 F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eschichte sollte sich wiederholen Und viele merken es nicht,was da gerade passier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turns Maggie Sab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den "Qualitätsmedien" reden die in den Werbepausen nur noch vom impfen. Keuchhust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kken,etc. Die wollen mit allen Mitteln an die Kinder ran 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han H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blöder Beitrag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S b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237315953301735&amp;set=a.157035431329798&amp;type=3&amp;eid=ARBrartvltTA7S_ENORC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turns Maggie Sab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ist daran blöd? Es ist die Wahrheit. Die MSM Gucker sollten schon mitbekom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n, dass dort vorgeschlagen wurde, die Menschen zu kennzeichnen. Das gab es d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eits. Nur Schlafmützen bemerken nicht, dass sich die Geschichte wiederholt. Es ist wie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eisritua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237315953301735&amp;set=a.157035431329798&amp;type=3&amp;eid=ARBrartvltTA7S_ENORC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4" calcext:value-type="float">
            <text:p>4</text:p>
          </table:table-cell>
          <table:table-cell table:style-name="ce7" table:formula="of:=COUNTIF([.D$1:.D$1048576];&quot;X&quot;)" office:value-type="float" office:value="7" calcext:value-type="float">
            <text:p>7</text:p>
          </table:table-cell>
          <table:table-cell table:formula="of:=COUNTIF([.E$1:.E$1048576];&quot;X&quot;)" office:value-type="float" office:value="2" calcext:value-type="float">
            <text:p>2</text:p>
          </table:table-cell>
          <table:table-cell table:style-name="ce7" table:formula="of:=COUNTIF([.F$1:.F$1048576];&quot;X&quot;)" office:value-type="float" office:value="3" calcext:value-type="float">
            <text:p>3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64];[.D264];[.F264]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0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4:07:24.35175053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4:15:28.062544999</dc:date>
    <meta:editing-duration>PT33S</meta:editing-duration>
    <meta:editing-cycles>1</meta:editing-cycles>
    <meta:document-statistic meta:table-count="1" meta:cell-count="188" meta:object-count="0"/>
  </office:meta>
</office:document-meta>
</file>